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79.35mm" svg:y="113.29mm">
            <draw:object draw:notify-on-update-of-ranges="Planilha1.A32:Planilha1.A38 Planilha1.B31:Planilha1.B31 Planilha1.B32:Planilha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8.12mm" svg:y="212.32mm">
            <draw:object draw:notify-on-update-of-ranges="Planilha1.A60:Planilha1.A66 Planilha1.B59:Planilha1.B59 Planilha1.B60:Planilha1.B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9.4mm" svg:y="309.84mm">
            <draw:object draw:notify-on-update-of-ranges="Planilha1.A88:Planilha1.A94 Planilha1.B87:Planilha1.B87 Planilha1.B88:Planilha1.B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78.55mm" svg:y="405.57mm">
            <draw:object draw:notify-on-update-of-ranges="Planilha1.A116:Planilha1.A122 Planilha1.B115:Planilha1.B115 Planilha1.B116:Planilha1.B1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mm" svg:height="90mm" svg:x="81.03mm" svg:y="17.38mm">
            <draw:object draw:notify-on-update-of-ranges="Planilha1.A4:Planilha1.A10 Planilha1.B3:Planilha1.B3 Planilha1.B4:Planilha1.B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247mm" svg:y="17mm">
            <draw:object draw:notify-on-update-of-ranges="Planilha1.A13:Planilha1.A19 Planilha1.B12:Planilha1.B12 Planilha1.B13:Planilha1.B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14.43mm" svg:y="19.11mm">
            <draw:object draw:notify-on-update-of-ranges="Planilha1.A22:Planilha1.A28 Planilha1.B21:Planilha1.B21 Planilha1.B22:Planilha1.B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6mm" svg:height="89.89mm" svg:x="243.69mm" svg:y="115.08mm">
            <draw:object draw:notify-on-update-of-ranges="Planilha1.A41:Planilha1.A47 Planilha1.B40:Planilha1.B40 Planilha1.B41:Planilha1.B4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410.15mm" svg:y="117.09mm">
            <draw:object draw:notify-on-update-of-ranges="Planilha1.A50:Planilha1.A56 Planilha1.B49:Planilha1.B49 Planilha1.B50:Planilha1.B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243.4mm" svg:y="212.78mm">
            <draw:object draw:notify-on-update-of-ranges="Planilha1.A69:Planilha1.A75 Planilha1.B68:Planilha1.B68 Planilha1.B69:Planilha1.B7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409.05mm" svg:y="213.04mm">
            <draw:object draw:notify-on-update-of-ranges="Planilha1.A78:Planilha1.A84 Planilha1.B77:Planilha1.B77 Planilha1.B78:Planilha1.B8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243.41mm" svg:y="310.29mm">
            <draw:object draw:notify-on-update-of-ranges="Planilha1.A97:Planilha1.A103 Planilha1.B96:Planilha1.B96 Planilha1.B97:Planilha1.B10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409.4mm" svg:y="310.75mm">
            <draw:object draw:notify-on-update-of-ranges="Planilha1.A106:Planilha1.A112 Planilha1.B105:Planilha1.B105 Planilha1.B106:Planilha1.B1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243.25mm" svg:y="405.32mm">
            <draw:object draw:notify-on-update-of-ranges="Planilha1.A125:Planilha1.A131 Planilha1.B124:Planilha1.B124 Planilha1.B125:Planilha1.B13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407.91mm" svg:y="404.07mm">
            <draw:object draw:notify-on-update-of-ranges="Planilha1.A134:Planilha1.A139 Planilha1.B133:Planilha1.B133 Planilha1.B134:Planilha1.B13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79.69mm" svg:y="501.98mm">
            <draw:object draw:notify-on-update-of-ranges="Planilha1.A144:Planilha1.A150 Planilha1.B143:Planilha1.B143 Planilha1.B144:Planilha1.B15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245.76mm" svg:y="504.35mm">
            <draw:object draw:notify-on-update-of-ranges="Planilha1.A153:Planilha1.A159 Planilha1.B152:Planilha1.B152 Planilha1.B153:Planilha1.B15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63.54mm" svg:height="90.68mm" svg:x="416.7mm" svg:y="505.68mm">
            <draw:object draw:notify-on-update-of-ranges="Planilha1.A162:Planilha1.A168 Planilha1.B161:Planilha1.B161 Planilha1.B162:Planilha1.B16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 table:number-columns-spanned="2" table:number-rows-spanned="1">
            <text:p>Inserção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édi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7937" calcext:value-type="float">
            <text:p>137937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4143" calcext:value-type="float">
            <text:p>274143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55169" calcext:value-type="float">
            <text:p>955169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16718" calcext:value-type="float">
            <text:p>316718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20878" calcext:value-type="float">
            <text:p>820878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540287" calcext:value-type="float">
            <text:p>1540287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691468" calcext:value-type="float">
            <text:p>2691468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6900" calcext:value-type="float">
            <text:p>156900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7447" calcext:value-type="float">
            <text:p>317447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41357" calcext:value-type="float">
            <text:p>541357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07054" calcext:value-type="float">
            <text:p>307054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766269" calcext:value-type="float">
            <text:p>766269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29187" calcext:value-type="float">
            <text:p>929187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177827" calcext:value-type="float">
            <text:p>2177827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Inversamente 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495" calcext:value-type="float">
            <text:p>142495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5698" calcext:value-type="float">
            <text:p>245698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21938" calcext:value-type="float">
            <text:p>521938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15989" calcext:value-type="float">
            <text:p>315989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00639" calcext:value-type="float">
            <text:p>800639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16970" calcext:value-type="float">
            <text:p>916970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159957" calcext:value-type="float">
            <text:p>2159957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Seleção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édi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96755" calcext:value-type="float">
            <text:p>16096755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1592227" calcext:value-type="float">
            <text:p>41592227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1360995" calcext:value-type="float">
            <text:p>51360995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57142302" calcext:value-type="float">
            <text:p>257142302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048025514" calcext:value-type="float">
            <text:p>2048025514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319950291" calcext:value-type="float">
            <text:p>13319950291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75978852888" calcext:value-type="float">
            <text:p>75978852888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24232" calcext:value-type="float">
            <text:p>302423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97895" calcext:value-type="float">
            <text:p>9397895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268082" calcext:value-type="float">
            <text:p>43268082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07505936" calcext:value-type="float">
            <text:p>207505936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58811592" calcext:value-type="float">
            <text:p>1258811592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238937372" calcext:value-type="float">
            <text:p>9238937372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8429289000" calcext:value-type="float">
            <text:p>58429289000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Inversamente 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18431" calcext:value-type="float">
            <text:p>2518431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406465" calcext:value-type="float">
            <text:p>9406465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062862" calcext:value-type="float">
            <text:p>43062862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06755986" calcext:value-type="float">
            <text:p>206755986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465808172" calcext:value-type="float">
            <text:p>1465808172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559437681" calcext:value-type="float">
            <text:p>9559437681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7797834426" calcext:value-type="float">
            <text:p>57797834426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Bolha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édi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18332" calcext:value-type="float">
            <text:p>481833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320331" calcext:value-type="float">
            <text:p>21320331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4326039" calcext:value-type="float">
            <text:p>124326039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423330791" calcext:value-type="float">
            <text:p>423330791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232903767" calcext:value-type="float">
            <text:p>3232903767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4221622426" calcext:value-type="float">
            <text:p>24221622426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32294752301" calcext:value-type="float">
            <text:p>132294752301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15745" calcext:value-type="float">
            <text:p>4515745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304443" calcext:value-type="float">
            <text:p>20304443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3233230" calcext:value-type="float">
            <text:p>83233230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32160089" calcext:value-type="float">
            <text:p>332160089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926405075" calcext:value-type="float">
            <text:p>1926405075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6031672302" calcext:value-type="float">
            <text:p>16031672302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87974241781" calcext:value-type="float">
            <text:p>87974241781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Inversamente 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89607" calcext:value-type="float">
            <text:p>7089607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421825" calcext:value-type="float">
            <text:p>22421825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1654531" calcext:value-type="float">
            <text:p>91654531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01527833" calcext:value-type="float">
            <text:p>301527833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925381803" calcext:value-type="float">
            <text:p>1925381803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6960053905" calcext:value-type="float">
            <text:p>16960053905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01311215644" calcext:value-type="float">
            <text:p>101311215644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Quicksort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édi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6296" calcext:value-type="float">
            <text:p>136296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7362" calcext:value-type="float">
            <text:p>287362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20137" calcext:value-type="float">
            <text:p>720137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048914" calcext:value-type="float">
            <text:p>2048914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564860" calcext:value-type="float">
            <text:p>3564860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4386377" calcext:value-type="float">
            <text:p>4386377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1124895" calcext:value-type="float">
            <text:p>11124895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7060" calcext:value-type="float">
            <text:p>117060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0080" calcext:value-type="float">
            <text:p>220080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24946" calcext:value-type="float">
            <text:p>524946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40332" calcext:value-type="float">
            <text:p>1140332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802536" calcext:value-type="float">
            <text:p>3802536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3135002" calcext:value-type="float">
            <text:p>3135002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8187272" calcext:value-type="float">
            <text:p>8187272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Inversamente 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1989" calcext:value-type="float">
            <text:p>251989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0803" calcext:value-type="float">
            <text:p>250803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59955" calcext:value-type="float">
            <text:p>559955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79672" calcext:value-type="float">
            <text:p>1579672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802171" calcext:value-type="float">
            <text:p>3802171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930967" calcext:value-type="float">
            <text:p>2930967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8374441" calcext:value-type="float">
            <text:p>8374441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erge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édi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8405" calcext:value-type="float">
            <text:p>398405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65551" calcext:value-type="float">
            <text:p>865551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81405" calcext:value-type="float">
            <text:p>2381405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372106" calcext:value-type="float">
            <text:p>2372106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028275" calcext:value-type="float">
            <text:p>8028275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9133661" calcext:value-type="float">
            <text:p>19133661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3692044" calcext:value-type="float">
            <text:p>33692044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1402" calcext:value-type="float">
            <text:p>62140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68594" calcext:value-type="float">
            <text:p>1168594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69473" calcext:value-type="float">
            <text:p>1669473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379946" calcext:value-type="float">
            <text:p>2379946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929491" calcext:value-type="float">
            <text:p>5929491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2683781" calcext:value-type="float">
            <text:p>12683781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5934235" calcext:value-type="float">
            <text:p>35934235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Inversamente 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6508" calcext:value-type="float">
            <text:p>626508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67591" calcext:value-type="float">
            <text:p>1167591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90772" calcext:value-type="float">
            <text:p>2190772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602214" calcext:value-type="float">
            <text:p>2602214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5676590" calcext:value-type="float">
            <text:p>5676590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2867758" calcext:value-type="float">
            <text:p>12867758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9733945" calcext:value-type="float">
            <text:p>39733945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erge Lindao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Médi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341315" calcext:value-type="float">
            <text:p>3341315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874529" calcext:value-type="float">
            <text:p>13874529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5923237" calcext:value-type="float">
            <text:p>55923237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7319762" calcext:value-type="float">
            <text:p>147319762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54662508" calcext:value-type="float">
            <text:p>354662508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68373573" calcext:value-type="float">
            <text:p>1368373573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311855554" calcext:value-type="float">
            <text:p>5311855554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45967" calcext:value-type="float">
            <text:p>4145967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669085" calcext:value-type="float">
            <text:p>15669085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453700" calcext:value-type="float">
            <text:p>43453700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424507" calcext:value-type="float">
            <text:p>128424507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65678184" calcext:value-type="float">
            <text:p>365678184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559794149" calcext:value-type="float">
            <text:p>1559794149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6399723231" calcext:value-type="float">
            <text:p>6399723231</text:p>
          </table:table-cell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Inversamente Ordenado OK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Tempo(nS)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889443" calcext:value-type="float">
            <text:p>4889443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015367" calcext:value-type="float">
            <text:p>17015367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347089" calcext:value-type="float">
            <text:p>49347089</text:p>
          </table:table-cell>
          <table:table-cell table:number-columns-repeated="7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57566508" calcext:value-type="float">
            <text:p>257566508</text:p>
          </table:table-cell>
          <table:table-cell table:number-columns-repeated="7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78564906" calcext:value-type="float">
            <text:p>378564906</text:p>
          </table:table-cell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733145818" calcext:value-type="float">
            <text:p>1733145818</text:p>
          </table:table-cell>
          <table:table-cell table:number-columns-repeated="7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801674159" calcext:value-type="float">
            <text:p>5801674159</text:p>
          </table:table-cell>
          <table:table-cell table:number-columns-repeated="7"/>
        </table:table-row>
        <table:table-row table:style-name="ro1" table:number-rows-repeated="99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g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 style:data-style-name="N2" text:time-value="18:52:31.14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17:11.818000000</meta:creation-date>
    <dc:date>2018-06-20T18:51:09.583000000</dc:date>
    <meta:editing-duration>PT6H17M2S</meta:editing-duration>
    <meta:editing-cycles>3</meta:editing-cycles>
    <meta:generator>LibreOffice/6.0.4.2$Windows_X86_64 LibreOffice_project/9b0d9b32d5dcda91d2f1a96dc04c645c450872bf</meta:generator>
    <meta:document-statistic meta:table-count="1" meta:cell-count="313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81cm" svg:y="0.316cm" chart:style-name="ch2">
          <text:p>Seleção</text:p>
        </chart:title>
        <chart:subtitle svg:x="6.48cm" svg:y="1.301cm" chart:style-name="ch3">
          <text:p>Dados Aleatórios</text:p>
        </chart:subtitle>
        <chart:legend chart:legend-position="end" svg:x="10.909cm" svg:y="3.946cm" style:legend-expansion="high" chart:style-name="ch4"/>
        <chart:plot-area chart:style-name="ch5" table:cell-range-address="Planilha1.A32:Planilha1.B38 Planilha1.B31:Planilha1.B31" chart:data-source-has-labels="row" svg:x="1.321cm" svg:y="2.138cm" svg:width="9.268cm" svg:height="5.711cm">
          <chartooo:coordinate-region svg:x="3.668cm" svg:y="2.138cm" svg:width="6.778cm" svg:height="4.166cm"/>
          <chart:axis chart:dimension="x" chart:name="primary-x" chart:style-name="ch6">
            <chart:title svg:x="5.287cm" svg:y="7.578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32:Planilha1.B38" chart:label-cell-address="Planilha1.B31:Planilha1.B31" chart:class="chart:scatter">
            <chart:domain table:cell-range-address="Planilha1.A32:Planilha1.A38"/>
            <chart:regression-curve chart:style-name="ch11">
              <chart:equation chart:display-equation="true" chart:display-r-square="false" svg:x="3.36cm" svg:y="8.26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31:Planilha1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32:Planilha1.A38</svg:desc>
                </draw:g>
              </table:table-cell>
              <table:table-cell office:value-type="float" office:value="16096755">
                <text:p>16096755</text:p>
                <draw:g>
                  <svg:desc>Planilha1.B32:Planilha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41592227">
                <text:p>41592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51360995">
                <text:p>51360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57142302">
                <text:p>257142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2048025514">
                <text:p>2048025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3319950291">
                <text:p>13319950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75978852888">
                <text:p>759788528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4cm" svg:y="0.316cm" chart:style-name="ch2">
          <text:p>Bolha</text:p>
        </chart:title>
        <chart:subtitle svg:x="6.385cm" svg:y="1.301cm" chart:style-name="ch3">
          <text:p>Dados Ordenados</text:p>
        </chart:subtitle>
        <chart:legend chart:legend-position="end" svg:x="10.909cm" svg:y="3.946cm" style:legend-expansion="high" chart:style-name="ch4"/>
        <chart:plot-area chart:style-name="ch5" table:cell-range-address="Planilha1.A69:Planilha1.B75 Planilha1.B68:Planilha1.B68" chart:data-source-has-labels="row" svg:x="1.321cm" svg:y="2.138cm" svg:width="9.268cm" svg:height="5.711cm">
          <chartooo:coordinate-region svg:x="3.668cm" svg:y="2.138cm" svg:width="6.588cm" svg:height="4.166cm"/>
          <chart:axis chart:dimension="x" chart:name="primary-x" chart:style-name="ch6">
            <chart:title svg:x="5.273cm" svg:y="7.513cm" chart:style-name="ch7">
              <text:p>N Dados</text:p>
            </chart:title>
          </chart:axis>
          <chart:axis chart:dimension="y" chart:name="primary-y" chart:style-name="ch6">
            <chart:title svg:x="0.451cm" svg:y="5.908cm" chart:style-name="ch8">
              <text:p>Tempos(nS)</text:p>
            </chart:title>
            <chart:grid chart:style-name="ch9" chart:class="major"/>
          </chart:axis>
          <chart:series chart:style-name="ch10" chart:values-cell-range-address="Planilha1.B69:Planilha1.B75" chart:label-cell-address="Planilha1.B68:Planilha1.B68" chart:class="chart:scatter">
            <chart:domain table:cell-range-address="Planilha1.A69:Planilha1.A75"/>
            <chart:regression-curve chart:style-name="ch11">
              <chart:equation chart:display-equation="true" chart:display-r-square="false" svg:x="3.507cm" svg:y="7.948cm"/>
            </chart:regression-curve>
            <chart:data-point chart:repeated="5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68:Planilha1.B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69:Planilha1.A75</svg:desc>
                </draw:g>
              </table:table-cell>
              <table:table-cell office:value-type="float" office:value="4515745">
                <text:p>4515745</text:p>
                <draw:g>
                  <svg:desc>Planilha1.B69:Planilha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0304443">
                <text:p>20304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83233230">
                <text:p>83233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332160089">
                <text:p>332160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1926405075">
                <text:p>1926405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6031672302">
                <text:p>16031672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87974241781">
                <text:p>879742417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4cm" svg:y="0.316cm" chart:style-name="ch2">
          <text:p>Bolha</text:p>
        </chart:title>
        <chart:subtitle svg:x="5.273cm" svg:y="1.301cm" chart:style-name="ch3">
          <text:p>Dados Inversamente Ordenado</text:p>
        </chart:subtitle>
        <chart:legend chart:legend-position="end" svg:x="10.909cm" svg:y="3.946cm" style:legend-expansion="high" chart:style-name="ch4"/>
        <chart:plot-area chart:style-name="ch5" table:cell-range-address="Planilha1.A78:Planilha1.B84 Planilha1.B77:Planilha1.B77" chart:data-source-has-labels="row" svg:x="1.321cm" svg:y="2.138cm" svg:width="9.268cm" svg:height="5.711cm">
          <chartooo:coordinate-region svg:x="3.668cm" svg:y="2.138cm" svg:width="6.588cm" svg:height="4.166cm"/>
          <chart:axis chart:dimension="x" chart:name="primary-x" chart:style-name="ch6">
            <chart:title svg:x="5.244cm" svg:y="7.428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78:Planilha1.B84" chart:label-cell-address="Planilha1.B77:Planilha1.B77" chart:class="chart:scatter">
            <chart:domain table:cell-range-address="Planilha1.A78:Planilha1.A84"/>
            <chart:regression-curve chart:style-name="ch11">
              <chart:equation chart:display-equation="true" chart:display-r-square="false" svg:x="3.634cm" svg:y="7.968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77:Planilha1.B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78:Planilha1.A84</svg:desc>
                </draw:g>
              </table:table-cell>
              <table:table-cell office:value-type="float" office:value="7089607">
                <text:p>7089607</text:p>
                <draw:g>
                  <svg:desc>Planilha1.B78:Planilha1.B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2421825">
                <text:p>22421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91654531">
                <text:p>91654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301527833">
                <text:p>301527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1925381803">
                <text:p>1925381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6960053905">
                <text:p>16960053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101311215644">
                <text:p>1013112156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43cm" svg:y="0.316cm" chart:style-name="ch2">
          <text:p>Quicksort</text:p>
        </chart:title>
        <chart:subtitle svg:x="6.385cm" svg:y="1.301cm" chart:style-name="ch3">
          <text:p>Dados Ordenados</text:p>
        </chart:subtitle>
        <chart:legend chart:legend-position="end" svg:x="10.909cm" svg:y="3.946cm" style:legend-expansion="high" chart:style-name="ch4"/>
        <chart:plot-area chart:style-name="ch5" table:cell-range-address="Planilha1.A97:Planilha1.B103 Planilha1.B96:Planilha1.B96" chart:data-source-has-labels="row" svg:x="1.321cm" svg:y="2.138cm" svg:width="9.268cm" svg:height="5.711cm">
          <chartooo:coordinate-region svg:x="2.906cm" svg:y="2.138cm" svg:width="7.54cm" svg:height="4.166cm"/>
          <chart:axis chart:dimension="x" chart:name="primary-x" chart:style-name="ch6">
            <chart:title svg:x="5.287cm" svg:y="7.515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97:Planilha1.B103" chart:label-cell-address="Planilha1.B96:Planilha1.B96" chart:class="chart:scatter">
            <chart:domain table:cell-range-address="Planilha1.A97:Planilha1.A103"/>
            <chart:regression-curve chart:style-name="ch11">
              <chart:equation chart:display-equation="true" chart:display-r-square="false" svg:x="2.329cm" svg:y="8.047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96:Planilha1.B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97:Planilha1.A103</svg:desc>
                </draw:g>
              </table:table-cell>
              <table:table-cell office:value-type="float" office:value="117060">
                <text:p>117060</text:p>
                <draw:g>
                  <svg:desc>Planilha1.B97:Planilha1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20080">
                <text:p>2200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524946">
                <text:p>524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1140332">
                <text:p>1140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802536">
                <text:p>3802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3135002">
                <text:p>3135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8187272">
                <text:p>818727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43cm" svg:y="0.316cm" chart:style-name="ch2">
          <text:p>Quicksort</text:p>
        </chart:title>
        <chart:subtitle svg:x="5.178cm" svg:y="1.301cm" chart:style-name="ch3">
          <text:p>Dados Inversamente Ordenados</text:p>
        </chart:subtitle>
        <chart:legend chart:legend-position="end" svg:x="10.909cm" svg:y="3.946cm" style:legend-expansion="high" chart:style-name="ch4"/>
        <chart:plot-area chart:style-name="ch5" table:cell-range-address="Planilha1.A106:Planilha1.B112 Planilha1.B105:Planilha1.B105" chart:data-source-has-labels="row" svg:x="1.321cm" svg:y="2.138cm" svg:width="9.268cm" svg:height="5.711cm">
          <chartooo:coordinate-region svg:x="2.906cm" svg:y="2.138cm" svg:width="7.54cm" svg:height="4.166cm"/>
          <chart:axis chart:dimension="x" chart:name="primary-x" chart:style-name="ch6">
            <chart:title svg:x="5.287cm" svg:y="7.558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06:Planilha1.B112" chart:label-cell-address="Planilha1.B105:Planilha1.B105" chart:class="chart:scatter">
            <chart:domain table:cell-range-address="Planilha1.A106:Planilha1.A112"/>
            <chart:regression-curve chart:style-name="ch11">
              <chart:equation chart:display-equation="true" chart:display-r-square="false" svg:x="2.162cm" svg:y="8.113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05:Planilha1.B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06:Planilha1.A112</svg:desc>
                </draw:g>
              </table:table-cell>
              <table:table-cell office:value-type="float" office:value="251989">
                <text:p>251989</text:p>
                <draw:g>
                  <svg:desc>Planilha1.B106:Planilha1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50803">
                <text:p>250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559955">
                <text:p>559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1579672">
                <text:p>1579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802171">
                <text:p>3802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2930967">
                <text:p>2930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8374441">
                <text:p>83744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Merge</text:p>
        </chart:title>
        <chart:subtitle svg:x="6.385cm" svg:y="1.301cm" chart:style-name="ch3">
          <text:p>Dados Ordenados</text:p>
        </chart:subtitle>
        <chart:legend chart:legend-position="end" svg:x="10.909cm" svg:y="3.946cm" style:legend-expansion="high" chart:style-name="ch4"/>
        <chart:plot-area chart:style-name="ch5" table:cell-range-address="Planilha1.A125:Planilha1.B131 Planilha1.B124:Planilha1.B124" chart:data-source-has-labels="row" svg:x="1.321cm" svg:y="2.138cm" svg:width="9.268cm" svg:height="5.711cm">
          <chartooo:coordinate-region svg:x="3.096cm" svg:y="2.138cm" svg:width="7.35cm" svg:height="4.166cm"/>
          <chart:axis chart:dimension="x" chart:name="primary-x" chart:style-name="ch6">
            <chart:title svg:x="5.244cm" svg:y="7.492cm" chart:style-name="ch7">
              <text:p>N Dados</text:p>
            </chart:title>
          </chart:axis>
          <chart:axis chart:dimension="y" chart:name="primary-y" chart:style-name="ch6">
            <chart:title svg:x="0.451cm" svg:y="5.908cm" chart:style-name="ch8">
              <text:p>Tempos(nS)</text:p>
            </chart:title>
            <chart:grid chart:style-name="ch9" chart:class="major"/>
          </chart:axis>
          <chart:series chart:style-name="ch10" chart:values-cell-range-address="Planilha1.B125:Planilha1.B131" chart:label-cell-address="Planilha1.B124:Planilha1.B124" chart:class="chart:scatter">
            <chart:domain table:cell-range-address="Planilha1.A125:Planilha1.A131"/>
            <chart:regression-curve chart:style-name="ch11">
              <chart:equation chart:display-equation="true" chart:display-r-square="false" svg:x="3.073cm" svg:y="8.043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24:Planilha1.B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25:Planilha1.A131</svg:desc>
                </draw:g>
              </table:table-cell>
              <table:table-cell office:value-type="float" office:value="621402">
                <text:p>621402</text:p>
                <draw:g>
                  <svg:desc>Planilha1.B125:Planilha1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168594">
                <text:p>1168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1669473">
                <text:p>1669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379946">
                <text:p>2379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5929491">
                <text:p>5929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2683781">
                <text:p>12683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35934235">
                <text:p>359342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Merge</text:p>
        </chart:title>
        <chart:subtitle svg:x="5.242cm" svg:y="1.301cm" chart:style-name="ch3">
          <text:p>Dados Invesamente Ordenados</text:p>
        </chart:subtitle>
        <chart:legend chart:legend-position="end" svg:x="10.909cm" svg:y="3.946cm" style:legend-expansion="high" chart:style-name="ch4"/>
        <chart:plot-area chart:style-name="ch5" table:cell-range-address="Planilha1.A134:Planilha1.B139 Planilha1.B133:Planilha1.B133" chart:data-source-has-labels="row" svg:x="1.321cm" svg:y="2.138cm" svg:width="9.268cm" svg:height="5.711cm">
          <chartooo:coordinate-region svg:x="2.906cm" svg:y="2.34cm" svg:width="7.015cm" svg:height="4.856cm"/>
          <chart:axis chart:dimension="x" chart:name="primary-x" chart:style-name="ch6">
            <chart:title svg:x="5.265cm" svg:y="7.793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34:Planilha1.B139" chart:label-cell-address="Planilha1.B133:Planilha1.B133" chart:class="chart:scatter">
            <chart:domain table:cell-range-address="Planilha1.A134:Planilha1.A139"/>
            <chart:regression-curve chart:style-name="ch11">
              <chart:equation chart:display-equation="true" chart:display-r-square="false" svg:x="2.659cm" svg:y="8.297cm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33:Planilha1.B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34:Planilha1.A139</svg:desc>
                </draw:g>
              </table:table-cell>
              <table:table-cell office:value-type="float" office:value="626508">
                <text:p>626508</text:p>
                <draw:g>
                  <svg:desc>Planilha1.B134:Planilha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167591">
                <text:p>1167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2190772">
                <text:p>21907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602214">
                <text:p>2602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5676590">
                <text:p>56765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2867758">
                <text:p>128677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cm" svg:y="0.316cm" chart:style-name="ch2">
          <text:p>Merge Lindão</text:p>
        </chart:title>
        <chart:subtitle svg:x="6.48cm" svg:y="1.301cm" chart:style-name="ch3">
          <text:p>Dados Aleatórios</text:p>
        </chart:subtitle>
        <chart:legend chart:legend-position="end" svg:x="10.909cm" svg:y="3.946cm" style:legend-expansion="high" chart:style-name="ch4"/>
        <chart:plot-area chart:style-name="ch5" table:cell-range-address="Planilha1.A144:Planilha1.B150 Planilha1.B143:Planilha1.B143" chart:data-source-has-labels="row" svg:x="1.321cm" svg:y="2.138cm" svg:width="9.268cm" svg:height="5.711cm">
          <chartooo:coordinate-region svg:x="3.477cm" svg:y="2.138cm" svg:width="6.969cm" svg:height="4.166cm"/>
          <chart:axis chart:dimension="x" chart:name="primary-x" chart:style-name="ch6">
            <chart:title svg:x="5.287cm" svg:y="7.626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44:Planilha1.B150" chart:label-cell-address="Planilha1.B143:Planilha1.B143" chart:class="chart:scatter">
            <chart:domain table:cell-range-address="Planilha1.A144:Planilha1.A150"/>
            <chart:regression-curve chart:style-name="ch11">
              <chart:equation chart:display-equation="true" chart:display-r-square="false" svg:x="2.509cm" svg:y="8.159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43:Planilha1.B1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44:Planilha1.A150</svg:desc>
                </draw:g>
              </table:table-cell>
              <table:table-cell office:value-type="float" office:value="3341315">
                <text:p>3341315</text:p>
                <draw:g>
                  <svg:desc>Planilha1.B144:Planilha1.B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3874529">
                <text:p>13874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55923237">
                <text:p>5592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147319762">
                <text:p>147319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54662508">
                <text:p>354662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368373573">
                <text:p>1368373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5311855554">
                <text:p>531185555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cm" svg:y="0.316cm" chart:style-name="ch2">
          <text:p>Merge Lindão</text:p>
        </chart:title>
        <chart:subtitle svg:x="6.385cm" svg:y="1.301cm" chart:style-name="ch3">
          <text:p>Dados Ordenados</text:p>
        </chart:subtitle>
        <chart:legend chart:legend-position="end" svg:x="10.909cm" svg:y="3.946cm" style:legend-expansion="high" chart:style-name="ch4"/>
        <chart:plot-area chart:style-name="ch5" table:cell-range-address="Planilha1.A153:Planilha1.B159 Planilha1.B152:Planilha1.B152" chart:data-source-has-labels="row" svg:x="1.321cm" svg:y="2.138cm" svg:width="9.268cm" svg:height="5.711cm">
          <chartooo:coordinate-region svg:x="3.477cm" svg:y="2.138cm" svg:width="6.969cm" svg:height="4.166cm"/>
          <chart:axis chart:dimension="x" chart:name="primary-x" chart:style-name="ch6">
            <chart:title svg:x="5.287cm" svg:y="7.508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53:Planilha1.B159" chart:label-cell-address="Planilha1.B152:Planilha1.B152" chart:class="chart:scatter">
            <chart:domain table:cell-range-address="Planilha1.A153:Planilha1.A159"/>
            <chart:regression-curve chart:style-name="ch11">
              <chart:equation chart:display-equation="true" chart:display-r-square="false" svg:x="3.291cm" svg:y="8.108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52:Planilha1.B1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53:Planilha1.A159</svg:desc>
                </draw:g>
              </table:table-cell>
              <table:table-cell office:value-type="float" office:value="4145967">
                <text:p>4145967</text:p>
                <draw:g>
                  <svg:desc>Planilha1.B153:Planilha1.B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5669085">
                <text:p>15669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43453700">
                <text:p>43453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128424507">
                <text:p>128424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65678184">
                <text:p>365678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559794149">
                <text:p>1559794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6399723231">
                <text:p>63997232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5cm" svg:height="9.069cm" xlink:href=".." xlink:type="simple" chart:class="chart:scatter" chart:style-name="ch1">
        <chart:title svg:x="6.697cm" svg:y="0.317cm" chart:style-name="ch2">
          <text:p>Merge Lindão</text:p>
        </chart:title>
        <chart:subtitle svg:x="6.054cm" svg:y="1.303cm" chart:style-name="ch3">
          <text:p>Inversamente Ordenado</text:p>
        </chart:subtitle>
        <chart:legend chart:legend-position="end" svg:x="11.264cm" svg:y="3.98cm" style:legend-expansion="high" chart:style-name="ch4"/>
        <chart:plot-area chart:style-name="ch5" table:cell-range-address="Planilha1.A162:Planilha1.B168 Planilha1.B161:Planilha1.B161" chart:data-source-has-labels="row" svg:x="1.328cm" svg:y="2.141cm" svg:width="9.609cm" svg:height="5.776cm">
          <chartooo:coordinate-region svg:x="3.484cm" svg:y="2.141cm" svg:width="7.31cm" svg:height="4.231cm"/>
          <chart:axis chart:dimension="x" chart:name="primary-x" chart:style-name="ch6">
            <chart:title svg:x="5.404cm" svg:y="7.565cm" chart:style-name="ch7">
              <text:p>N Dados</text:p>
            </chart:title>
          </chart:axis>
          <chart:axis chart:dimension="y" chart:name="primary-y" chart:style-name="ch6">
            <chart:title svg:x="0.451cm" svg:y="5.859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62:Planilha1.B168" chart:label-cell-address="Planilha1.B161:Planilha1.B161" chart:class="chart:scatter">
            <chart:domain table:cell-range-address="Planilha1.A162:Planilha1.A168"/>
            <chart:regression-curve chart:style-name="ch11">
              <chart:equation chart:display-equation="true" chart:display-r-square="false" svg:x="3.173cm" svg:y="8.10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61:Planilha1.B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62:Planilha1.A168</svg:desc>
                </draw:g>
              </table:table-cell>
              <table:table-cell office:value-type="float" office:value="4889443">
                <text:p>4889443</text:p>
                <draw:g>
                  <svg:desc>Planilha1.B162:Planilha1.B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17015367">
                <text:p>17015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49347089">
                <text:p>49347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57566508">
                <text:p>25756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78564906">
                <text:p>378564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733145818">
                <text:p>1733145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5801674159">
                <text:p>580167415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4cm" svg:y="0.316cm" chart:style-name="ch2">
          <text:p>Bolha</text:p>
        </chart:title>
        <chart:subtitle svg:x="6.48cm" svg:y="1.301cm" chart:style-name="ch3">
          <text:p>Dados Aleatórios</text:p>
        </chart:subtitle>
        <chart:legend chart:legend-position="end" svg:x="10.909cm" svg:y="3.946cm" style:legend-expansion="high" chart:style-name="ch4"/>
        <chart:plot-area chart:style-name="ch5" table:cell-range-address="Planilha1.A60:Planilha1.B66 Planilha1.B59:Planilha1.B59" chart:data-source-has-labels="row" svg:x="1.321cm" svg:y="2.138cm" svg:width="9.268cm" svg:height="5.711cm">
          <chartooo:coordinate-region svg:x="3.668cm" svg:y="2.138cm" svg:width="6.588cm" svg:height="4.166cm"/>
          <chart:axis chart:dimension="x" chart:name="primary-x" chart:style-name="ch6">
            <chart:title svg:x="5.401cm" svg:y="7.608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60:Planilha1.B66" chart:label-cell-address="Planilha1.B59:Planilha1.B59" chart:class="chart:scatter">
            <chart:domain table:cell-range-address="Planilha1.A60:Planilha1.A66"/>
            <chart:regression-curve chart:style-name="ch11">
              <chart:equation chart:display-equation="true" chart:display-r-square="false" svg:x="2.181cm" svg:y="8.25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59:Planilha1.B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60:Planilha1.A66</svg:desc>
                </draw:g>
              </table:table-cell>
              <table:table-cell office:value-type="float" office:value="4818332">
                <text:p>4818332</text:p>
                <draw:g>
                  <svg:desc>Planilha1.B60:Planilha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1320331">
                <text:p>2132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124326039">
                <text:p>124326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423330791">
                <text:p>423330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232903767">
                <text:p>3232903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24221622426">
                <text:p>24221622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132294752301">
                <text:p>132294752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43cm" svg:y="0.316cm" chart:style-name="ch2">
          <text:p>Quicksort</text:p>
        </chart:title>
        <chart:subtitle svg:x="6.48cm" svg:y="1.301cm" chart:style-name="ch3">
          <text:p>Dados Aleatórios</text:p>
        </chart:subtitle>
        <chart:legend chart:legend-position="end" svg:x="10.909cm" svg:y="3.946cm" style:legend-expansion="high" chart:style-name="ch4"/>
        <chart:plot-area chart:style-name="ch5" table:cell-range-address="Planilha1.A88:Planilha1.B94 Planilha1.B87:Planilha1.B87" chart:data-source-has-labels="row" svg:x="1.321cm" svg:y="2.138cm" svg:width="9.268cm" svg:height="5.711cm">
          <chartooo:coordinate-region svg:x="2.906cm" svg:y="2.138cm" svg:width="7.35cm" svg:height="4.166cm"/>
          <chart:axis chart:dimension="x" chart:name="primary-x" chart:style-name="ch6">
            <chart:title svg:x="5.224cm" svg:y="7.385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88:Planilha1.B94" chart:label-cell-address="Planilha1.B87:Planilha1.B87" chart:class="chart:scatter">
            <chart:domain table:cell-range-address="Planilha1.A88:Planilha1.A94"/>
            <chart:regression-curve chart:style-name="ch11">
              <chart:equation chart:display-equation="true" chart:display-r-square="false" svg:x="2.714cm" svg:y="7.83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87:Planilha1.B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88:Planilha1.A94</svg:desc>
                </draw:g>
              </table:table-cell>
              <table:table-cell office:value-type="float" office:value="136296">
                <text:p>136296</text:p>
                <draw:g>
                  <svg:desc>Planilha1.B88:Planilha1.B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87362">
                <text:p>28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720137">
                <text:p>720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048914">
                <text:p>2048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3564860">
                <text:p>3564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4386377">
                <text:p>4386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11124895">
                <text:p>11124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Merge</text:p>
        </chart:title>
        <chart:subtitle svg:x="6.48cm" svg:y="1.301cm" chart:style-name="ch3">
          <text:p>Dados Aleatórios</text:p>
        </chart:subtitle>
        <chart:legend chart:legend-position="end" svg:x="10.909cm" svg:y="3.946cm" style:legend-expansion="high" chart:style-name="ch4"/>
        <chart:plot-area chart:style-name="ch5" table:cell-range-address="Planilha1.A116:Planilha1.B122 Planilha1.B115:Planilha1.B115" chart:data-source-has-labels="row" svg:x="1.321cm" svg:y="2.138cm" svg:width="9.268cm" svg:height="5.711cm">
          <chartooo:coordinate-region svg:x="3.096cm" svg:y="2.138cm" svg:width="7.35cm" svg:height="4.166cm"/>
          <chart:axis chart:dimension="x" chart:name="primary-x" chart:style-name="ch6">
            <chart:title svg:x="5.223cm" svg:y="7.515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16:Planilha1.B122" chart:label-cell-address="Planilha1.B115:Planilha1.B115" chart:class="chart:scatter">
            <chart:domain table:cell-range-address="Planilha1.A116:Planilha1.A122"/>
            <chart:regression-curve chart:style-name="ch11">
              <chart:equation chart:display-equation="true" chart:display-r-square="false" svg:x="3.209cm" svg:y="8.15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15:Planilha1.B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16:Planilha1.A122</svg:desc>
                </draw:g>
              </table:table-cell>
              <table:table-cell office:value-type="float" office:value="398405">
                <text:p>398405</text:p>
                <draw:g>
                  <svg:desc>Planilha1.B116:Planilha1.B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865551">
                <text:p>865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2381405">
                <text:p>2381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372106">
                <text:p>2372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8028275">
                <text:p>8028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9133661">
                <text:p>19133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33692044">
                <text:p>336920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7.038cm" svg:y="0.167cm" chart:style-name="ch2">
          <text:p>Inserção</text:p>
        </chart:title>
        <chart:subtitle svg:x="6.431cm" svg:y="0.795cm" chart:style-name="ch3">
          <text:p>Dados Aleatórios</text:p>
        </chart:subtitle>
        <chart:legend chart:legend-position="end" svg:x="10.91cm" svg:y="3.946cm" style:legend-expansion="high" chart:style-name="ch4"/>
        <chart:plot-area chart:style-name="ch5" table:cell-range-address="Planilha1.A4:Planilha1.B10 Planilha1.B3:Planilha1.B3" chart:data-source-has-labels="row" svg:x="1.358cm" svg:y="1.206cm" svg:width="9.021cm" svg:height="6.845cm">
          <chartooo:coordinate-region svg:x="2.943cm" svg:y="1.409cm" svg:width="7.293cm" svg:height="5.299cm"/>
          <chart:axis chart:dimension="x" chart:name="primary-x" chart:style-name="ch6">
            <chart:title svg:x="5.244cm" svg:y="7.796cm" chart:style-name="ch7">
              <text:p>N Dados</text:p>
            </chart:title>
          </chart:axis>
          <chart:axis chart:dimension="y" chart:name="primary-y" chart:style-name="ch6">
            <chart:title svg:x="0.488cm" svg:y="5.458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4:Planilha1.B10" chart:label-cell-address="Planilha1.B3:Planilha1.B3" chart:class="chart:scatter">
            <chart:domain table:cell-range-address="Planilha1.A4:Planilha1.A10"/>
            <chart:regression-curve chart:style-name="ch11">
              <chart:equation chart:display-equation="true" chart:display-r-square="false" svg:x="2.402cm" svg:y="8.347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3:Planilha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4:Planilha1.A10</svg:desc>
                </draw:g>
              </table:table-cell>
              <table:table-cell office:value-type="float" office:value="137937">
                <text:p>137937</text:p>
                <draw:g>
                  <svg:desc>Planilha1.B4:Planilha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74143">
                <text:p>274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955169">
                <text:p>955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316718">
                <text:p>316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820878">
                <text:p>820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1540287">
                <text:p>1540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2691468">
                <text:p>26914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8cm" svg:y="0.316cm" chart:style-name="ch2">
          <text:p>Inserção</text:p>
        </chart:title>
        <chart:subtitle svg:x="6.385cm" svg:y="1.301cm" chart:style-name="ch3">
          <text:p>Dados Ordenados</text:p>
        </chart:subtitle>
        <chart:legend chart:legend-position="end" svg:x="10.909cm" svg:y="3.946cm" style:legend-expansion="high" chart:style-name="ch4"/>
        <chart:plot-area chart:style-name="ch5" table:cell-range-address="Planilha1.A13:Planilha1.B19 Planilha1.B12:Planilha1.B12" chart:data-source-has-labels="row" svg:x="1.321cm" svg:y="2.138cm" svg:width="9.268cm" svg:height="5.711cm">
          <chartooo:coordinate-region svg:x="2.906cm" svg:y="2.138cm" svg:width="7.54cm" svg:height="4.166cm"/>
          <chart:axis chart:dimension="x" chart:name="primary-x" chart:style-name="ch6">
            <chart:title svg:x="5.287cm" svg:y="7.643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13:Planilha1.B19" chart:label-cell-address="Planilha1.B12:Planilha1.B12" chart:class="chart:scatter">
            <chart:domain table:cell-range-address="Planilha1.A13:Planilha1.A19"/>
            <chart:regression-curve chart:style-name="ch11">
              <chart:equation chart:display-equation="true" chart:display-r-square="false" svg:x="2.517cm" svg:y="8.283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12:Planilha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13:Planilha1.A19</svg:desc>
                </draw:g>
              </table:table-cell>
              <table:table-cell office:value-type="float" office:value="156900">
                <text:p>156900</text:p>
                <draw:g>
                  <svg:desc>Planilha1.B13:Planilha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317447">
                <text:p>317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541357">
                <text:p>541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307054">
                <text:p>307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766269">
                <text:p>766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929187">
                <text:p>929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2177827">
                <text:p>21778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8cm" svg:y="0.316cm" chart:style-name="ch2">
          <text:p>Inserção</text:p>
        </chart:title>
        <chart:subtitle svg:x="5.178cm" svg:y="1.301cm" chart:style-name="ch3">
          <text:p>Dados Inversamente Ordenados</text:p>
        </chart:subtitle>
        <chart:legend chart:legend-position="end" svg:x="10.909cm" svg:y="3.946cm" style:legend-expansion="high" chart:style-name="ch4"/>
        <chart:plot-area chart:style-name="ch5" table:cell-range-address="Planilha1.A22:Planilha1.B28 Planilha1.B21:Planilha1.B21" chart:data-source-has-labels="row" svg:x="1.321cm" svg:y="2.138cm" svg:width="9.268cm" svg:height="5.711cm">
          <chartooo:coordinate-region svg:x="2.906cm" svg:y="2.138cm" svg:width="7.54cm" svg:height="4.166cm"/>
          <chart:axis chart:dimension="x" chart:name="primary-x" chart:style-name="ch6">
            <chart:title svg:x="5.287cm" svg:y="7.513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22:Planilha1.B28" chart:label-cell-address="Planilha1.B21:Planilha1.B21" chart:class="chart:scatter">
            <chart:domain table:cell-range-address="Planilha1.A22:Planilha1.A28"/>
            <chart:regression-curve chart:style-name="ch11">
              <chart:equation chart:display-equation="true" chart:display-r-square="false" svg:x="2.864cm" svg:y="8.011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21:Planilha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22:Planilha1.A28</svg:desc>
                </draw:g>
              </table:table-cell>
              <table:table-cell office:value-type="float" office:value="142495">
                <text:p>142495</text:p>
                <draw:g>
                  <svg:desc>Planilha1.B22:Planilha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245698">
                <text:p>245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521938">
                <text:p>521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315989">
                <text:p>315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800639">
                <text:p>800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916970">
                <text:p>9169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2159957">
                <text:p>21599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9cm" xlink:href=".." xlink:type="simple" chart:class="chart:scatter" chart:style-name="ch1">
        <chart:title svg:x="7.079cm" svg:y="0.315cm" chart:style-name="ch2">
          <text:p>Seleção</text:p>
        </chart:title>
        <chart:subtitle svg:x="6.383cm" svg:y="1.299cm" chart:style-name="ch3">
          <text:p>Dados Ordenados</text:p>
        </chart:subtitle>
        <chart:legend chart:legend-position="end" svg:x="10.906cm" svg:y="3.941cm" style:legend-expansion="high" chart:style-name="ch4"/>
        <chart:plot-area chart:style-name="ch5" table:cell-range-address="Planilha1.A41:Planilha1.B47 Planilha1.B40:Planilha1.B40" chart:data-source-has-labels="row" svg:x="1.32cm" svg:y="2.135cm" svg:width="9.267cm" svg:height="5.705cm">
          <chartooo:coordinate-region svg:x="3.667cm" svg:y="2.135cm" svg:width="6.777cm" svg:height="4.16cm"/>
          <chart:axis chart:dimension="x" chart:name="primary-x" chart:style-name="ch6">
            <chart:title svg:x="5.561cm" svg:y="7.483cm" chart:style-name="ch7">
              <text:p>N Dados</text:p>
            </chart:title>
          </chart:axis>
          <chart:axis chart:dimension="y" chart:name="primary-y" chart:style-name="ch6">
            <chart:title svg:x="0.451cm" svg:y="5.817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41:Planilha1.B47" chart:label-cell-address="Planilha1.B40:Planilha1.B40" chart:class="chart:scatter">
            <chart:domain table:cell-range-address="Planilha1.A41:Planilha1.A47"/>
            <chart:regression-curve chart:style-name="ch11">
              <chart:equation chart:display-equation="true" chart:display-r-square="false" svg:x="2.252cm" svg:y="8.087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40:Planilha1.B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41:Planilha1.A47</svg:desc>
                </draw:g>
              </table:table-cell>
              <table:table-cell office:value-type="float" office:value="3024232">
                <text:p>3024232</text:p>
                <draw:g>
                  <svg:desc>Planilha1.B41:Planilha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9397895">
                <text:p>9397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43268082">
                <text:p>43268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07505936">
                <text:p>207505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1258811592">
                <text:p>1258811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9238937372">
                <text:p>9238937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58429289000">
                <text:p>58429289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81cm" svg:y="0.316cm" chart:style-name="ch2">
          <text:p>Seleção</text:p>
        </chart:title>
        <chart:subtitle svg:x="5.178cm" svg:y="1.301cm" chart:style-name="ch3">
          <text:p>Dados Inversamente Ordenados</text:p>
        </chart:subtitle>
        <chart:legend chart:legend-position="end" svg:x="10.909cm" svg:y="3.946cm" style:legend-expansion="high" chart:style-name="ch4"/>
        <chart:plot-area chart:style-name="ch5" table:cell-range-address="Planilha1.A50:Planilha1.B56 Planilha1.B49:Planilha1.B49" chart:data-source-has-labels="row" svg:x="1.321cm" svg:y="2.138cm" svg:width="9.268cm" svg:height="5.711cm">
          <chartooo:coordinate-region svg:x="3.668cm" svg:y="2.138cm" svg:width="6.778cm" svg:height="4.166cm"/>
          <chart:axis chart:dimension="x" chart:name="primary-x" chart:style-name="ch6">
            <chart:title svg:x="5.223cm" svg:y="7.514cm" chart:style-name="ch7">
              <text:p>N Dados</text:p>
            </chart:title>
          </chart:axis>
          <chart:axis chart:dimension="y" chart:name="primary-y" chart:style-name="ch6">
            <chart:title svg:x="0.451cm" svg:y="5.823cm" chart:style-name="ch8">
              <text:p>Tempo(nS)</text:p>
            </chart:title>
            <chart:grid chart:style-name="ch9" chart:class="major"/>
          </chart:axis>
          <chart:series chart:style-name="ch10" chart:values-cell-range-address="Planilha1.B50:Planilha1.B56" chart:label-cell-address="Planilha1.B49:Planilha1.B49" chart:class="chart:scatter">
            <chart:domain table:cell-range-address="Planilha1.A50:Planilha1.A56"/>
            <chart:regression-curve chart:style-name="ch11">
              <chart:equation chart:display-equation="true" chart:display-r-square="false" svg:x="3.446cm" svg:y="8.046cm"/>
            </chart:regression-curve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(nS)</text:p>
                <draw:g>
                  <svg:desc>Planilha1.B49:Planilha1.B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Planilha1.A50:Planilha1.A56</svg:desc>
                </draw:g>
              </table:table-cell>
              <table:table-cell office:value-type="float" office:value="2518431">
                <text:p>2518431</text:p>
                <draw:g>
                  <svg:desc>Planilha1.B50:Planilha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9406465">
                <text:p>9406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43062862">
                <text:p>43062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206755986">
                <text:p>206755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0">
                <text:p>32000</text:p>
              </table:table-cell>
              <table:table-cell office:value-type="float" office:value="1465808172">
                <text:p>1465808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00">
                <text:p>64000</text:p>
              </table:table-cell>
              <table:table-cell office:value-type="float" office:value="9559437681">
                <text:p>9559437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00">
                <text:p>128000</text:p>
              </table:table-cell>
              <table:table-cell office:value-type="float" office:value="57797834426">
                <text:p>57797834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